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階層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攻撃力</text:p>
          </table:table-cell>
          <table:table-cell office:value-type="string" calcext:value-type="string">
            <text:p>経験値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47" calcext:value-type="float">
            <text:p>347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00/00/00</text:date>, <text:time style:data-style-name="N2" text:time-value="04:21:18.43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12:23.540000000</meta:creation-date>
    <meta:generator>LibreOffice/5.3.2.2$Windows_x86 LibreOffice_project/6cd4f1ef626f15116896b1d8e1398b56da0d0ee1</meta:generator>
    <dc:date>2018-03-08T04:24:55.461000000</dc:date>
    <meta:editing-duration>PT15M59S</meta:editing-duration>
    <meta:editing-cycles>6</meta:editing-cycles>
    <meta:document-statistic meta:table-count="1" meta:cell-count="52" meta:object-count="0"/>
  </office:meta>
</office:document-meta>
</file>